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2306" officeooo:paragraph-rsid="001e2306"/>
    </style:style>
    <style:style style:name="P2" style:family="paragraph" style:parent-style-name="Standard">
      <style:text-properties officeooo:rsid="001e5e15" officeooo:paragraph-rsid="001e5e15"/>
    </style:style>
    <style:style style:name="P3" style:family="paragraph" style:parent-style-name="Standard">
      <style:text-properties officeooo:rsid="001ed823" officeooo:paragraph-rsid="001ed823"/>
    </style:style>
    <style:style style:name="T1" style:family="text">
      <style:text-properties officeooo:rsid="001e5e15"/>
    </style:style>
    <style:style style:name="T2" style:family="text">
      <style:text-properties officeooo:rsid="001ed8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mutation:</text:p>
      <text:p text:style-name="P2">Our solution take<text:span text:style-name="T2">s</text:span> O(log(n)n). It generates a permutated list of the numbers 1-n. Then, for each element i in the list we insert the i-th element to the last position (log(n) to retrieve and to insert). </text:p>
      <text:p text:style-name="P1">Remark: Technically we could have shown an O(n) amortized solution because we know re-balancing is O(1) amortized. Therefore, if we had: traversed the tree and saved it into a list in O(n), kept a pointer to the last element in the new tree <text:span text:style-name="T1">O(1)</text:span>; than we could have inserted all these elements in an amortized time <text:span text:style-name="T1">cost</text:span> of O(n). Overall O(n) <text:span text:style-name="T1">amortized. </text:span></text:p>
      <text:p text:style-name="P3">Sort:</text:p>
      <text:p text:style-name="P3">Our solution takes O(log(n)n). First, we create a list and put in it all of the elements in the tree (this takes O(log(n)n) because we retrieve in O(log(n)) n times). Then, sort the list in O(log(n)n) using quick sort. Finally we insert n times to a new tree - every time the current index to the last posi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30T19:12:53.669000000</meta:creation-date>
    <dc:date>2022-12-30T19:53:34.623000000</dc:date>
    <meta:editing-duration>PT19M52S</meta:editing-duration>
    <meta:editing-cycles>1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5" meta:word-count="158" meta:character-count="884" meta:non-whitespace-character-count="729"/>
  </office:meta>
</office:document-meta>
</file>